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ítulo1" style:master-page-name="MP0" style:family="paragraph">
      <style:paragraph-properties fo:break-before="page"/>
    </style:style>
    <style:style style:name="P2" style:parent-style-name="Standard" style:family="paragraph">
      <style:paragraph-properties fo:text-align="justify"/>
    </style:style>
    <style:style style:name="T3" style:parent-style-name="Fonteparág.padrão" style:family="text">
      <style:text-properties style:text-underline-type="single" style:text-underline-style="solid" style:text-underline-width="auto" style:text-underline-mode="continuous"/>
    </style:style>
    <style:style style:name="T4" style:parent-style-name="Fonteparág.padrão" style:family="text">
      <style:text-properties style:text-underline-type="single" style:text-underline-style="solid" style:text-underline-width="auto" style:text-underline-mode="continuous"/>
    </style:style>
    <style:style style:name="T5" style:parent-style-name="Fonteparág.padrão" style:family="text">
      <style:text-properties style:text-underline-type="single" style:text-underline-style="solid" style:text-underline-width="auto" style:text-underline-mode="continuous"/>
    </style:style>
    <style:style style:name="T6" style:parent-style-name="Fonteparág.padrão" style:family="text">
      <style:text-properties style:text-underline-type="single" style:text-underline-style="solid" style:text-underline-width="auto" style:text-underline-mode="continuous"/>
    </style:style>
    <style:style style:name="T7" style:parent-style-name="Fonteparág.padrão" style:family="text">
      <style:text-properties style:text-underline-type="single" style:text-underline-style="solid" style:text-underline-width="auto" style:text-underline-mode="continuous"/>
    </style:style>
    <style:style style:name="T8" style:parent-style-name="Fonteparág.padrão" style:family="text">
      <style:text-properties fo:font-weight="bold" style:font-weight-asian="bold" style:font-weight-complex="bold"/>
    </style:style>
    <style:style style:name="P9" style:parent-style-name="Standard" style:family="paragraph">
      <style:paragraph-properties fo:text-align="justify"/>
    </style:style>
    <style:style style:name="P10" style:parent-style-name="Standard" style:family="paragraph">
      <style:paragraph-properties fo:text-align="justify" fo:margin-left="0.25in">
        <style:tab-stops/>
      </style:paragraph-properties>
    </style:style>
    <style:style style:name="P11" style:parent-style-name="Standard" style:list-style-name="WW8Num1" style:family="paragraph">
      <style:paragraph-properties fo:text-align="justify"/>
    </style:style>
    <style:style style:name="P12" style:parent-style-name="Standard" style:list-style-name="WW8Num1" style:family="paragraph">
      <style:paragraph-properties fo:text-align="justify"/>
    </style:style>
    <style:style style:name="P13" style:parent-style-name="Standard" style:list-style-name="WW8Num1"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end"/>
    </style:style>
    <style:style style:name="P16" style:parent-style-name="Textbody" style:family="paragraph">
      <style:paragraph-properties fo:text-align="justify" fo:margin-top="0.2083in" fo:margin-bottom="0.2083in" fo:text-indent="0.3645in"/>
    </style:style>
    <style:style style:name="P17" style:parent-style-name="Textbody" style:family="paragraph">
      <style:paragraph-properties fo:text-align="justify" fo:margin-top="0.2083in" fo:margin-bottom="0.2083in" fo:text-indent="0.3645in"/>
    </style:style>
    <style:style style:name="T18" style:parent-style-name="Internetlink" style:family="text">
      <style:text-properties style:font-name="Arial" style:font-name-complex="Arial"/>
    </style:style>
    <style:style style:name="P19" style:parent-style-name="Textbody" style:family="paragraph">
      <style:paragraph-properties fo:text-align="justify" fo:margin-top="0.2083in" fo:margin-bottom="0.2083in" fo:text-indent="0.3645in"/>
      <style:text-properties style:font-name="Arial" style:font-name-complex="Arial" fo:color="#000000" fo:font-size="10pt" style:font-size-asian="10pt"/>
    </style:style>
    <style:style style:name="T20" style:parent-style-name="Fonteparág.padrão" style:family="text">
      <style:text-properties style:font-name="Arial" style:font-name-complex="Arial" fo:color="#000000" fo:font-size="10pt" style:font-size-asian="10pt"/>
    </style:style>
    <style:style style:name="P21" style:parent-style-name="Textbody" style:family="paragraph">
      <style:paragraph-properties fo:text-align="justify" fo:margin-top="0.2083in" fo:margin-bottom="0.2083in" fo:text-indent="0.3645in"/>
    </style:style>
    <style:style style:name="T22" style:parent-style-name="Fonteparág.padrão" style:family="text">
      <style:text-properties style:font-name="Arial" style:font-name-complex="Arial" fo:color="#000000" fo:font-size="10pt" style:font-size-asian="10pt"/>
    </style:style>
    <style:style style:name="T23" style:parent-style-name="Internetlink" style:family="text">
      <style:text-properties style:font-name="Arial" style:font-name-complex="Arial"/>
    </style:style>
    <style:style style:name="P24" style:parent-style-name="Textbody" style:family="paragraph">
      <style:paragraph-properties fo:text-align="justify" fo:margin-top="0.2083in" fo:margin-bottom="0.2083in" fo:text-indent="0.3645in"/>
    </style:style>
    <style:style style:name="T25" style:parent-style-name="Fonteparág.padrão" style:family="text">
      <style:text-properties style:font-name="Arial" style:font-name-complex="Arial" fo:color="#000000" fo:font-size="10pt" style:font-size-asian="10pt"/>
    </style:style>
    <style:style style:name="T26" style:parent-style-name="Internetlink" style:family="text">
      <style:text-properties style:font-name="Arial" style:font-name-complex="Arial"/>
    </style:style>
    <style:style style:name="P27" style:parent-style-name="Textbody" style:family="paragraph">
      <style:paragraph-properties fo:text-align="justify" fo:margin-top="0.2083in" fo:margin-bottom="0.2083in" fo:text-indent="0.3645in"/>
    </style:style>
    <style:style style:name="T28" style:parent-style-name="Fonteparág.padrão" style:family="text">
      <style:text-properties style:font-name="Arial" style:font-name-complex="Arial" fo:color="#000000" fo:font-size="10pt" style:font-size-asian="10pt"/>
    </style:style>
    <style:style style:name="T29" style:parent-style-name="Internetlink" style:family="text">
      <style:text-properties style:font-name="Arial" style:font-name-complex="Arial"/>
    </style:style>
    <style:style style:name="P30" style:parent-style-name="Textbody" style:family="paragraph">
      <style:paragraph-properties fo:text-align="justify" fo:margin-top="0.2083in" fo:margin-bottom="0.2083in" fo:text-indent="0.3645in"/>
    </style:style>
    <style:style style:name="T31" style:parent-style-name="Fonteparág.padrão" style:family="text">
      <style:text-properties style:font-name="Arial" style:font-name-complex="Arial" fo:color="#000000" fo:font-size="10pt" style:font-size-asian="10pt"/>
    </style:style>
    <style:style style:name="T32" style:parent-style-name="Internetlink" style:family="text">
      <style:text-properties style:font-name="Arial" style:font-name-complex="Arial"/>
    </style:style>
    <style:style style:name="P33" style:parent-style-name="Textbody" style:family="paragraph">
      <style:paragraph-properties fo:text-align="justify" fo:margin-top="0.2083in" fo:margin-bottom="0.2083in" fo:text-indent="0.3645in"/>
    </style:style>
    <style:style style:name="T34" style:parent-style-name="Fonteparág.padrão" style:family="text">
      <style:text-properties style:font-name="Arial" style:font-name-complex="Arial" fo:color="#000000" fo:font-size="10pt" style:font-size-asian="10pt"/>
    </style:style>
    <style:style style:name="T35" style:parent-style-name="Internetlink" style:family="text">
      <style:text-properties style:font-name="Arial" style:font-name-complex="Arial"/>
    </style:style>
    <style:style style:name="P36" style:parent-style-name="Textbody" style:family="paragraph">
      <style:paragraph-properties fo:text-align="justify" fo:margin-top="0.2083in" fo:margin-bottom="0.2083in" fo:text-indent="0.3645in"/>
    </style:style>
    <style:style style:name="T37" style:parent-style-name="Fonteparág.padrão" style:family="text">
      <style:text-properties style:font-name="Arial" style:font-name-complex="Arial" fo:color="#000000" fo:font-size="10pt" style:font-size-asian="10pt"/>
    </style:style>
    <style:style style:name="T38" style:parent-style-name="Internetlink" style:family="text">
      <style:text-properties style:font-name="Arial" style:font-name-complex="Arial"/>
    </style:style>
    <style:style style:name="P39" style:parent-style-name="Textbody" style:family="paragraph">
      <style:paragraph-properties fo:text-align="justify" fo:margin-top="0.2083in" fo:margin-bottom="0.2083in" fo:text-indent="0.3645in"/>
    </style:style>
    <style:style style:name="T40" style:parent-style-name="Fonteparág.padrão" style:family="text">
      <style:text-properties style:font-name="Arial" style:font-name-complex="Arial" fo:color="#000000" fo:font-size="10pt" style:font-size-asian="10pt"/>
    </style:style>
    <style:style style:name="T41" style:parent-style-name="Internetlink" style:family="text">
      <style:text-properties style:font-name="Arial" style:font-name-complex="Arial"/>
    </style:style>
    <style:style style:name="P42" style:parent-style-name="Textbody" style:family="paragraph">
      <style:paragraph-properties fo:text-align="justify" fo:margin-top="0.2083in" fo:margin-bottom="0.2083in" fo:text-indent="0.3645in"/>
    </style:style>
    <style:style style:name="T43" style:parent-style-name="Fonteparág.padrão" style:family="text">
      <style:text-properties style:font-name="Arial" style:font-name-complex="Arial" fo:color="#000000" fo:font-size="10pt" style:font-size-asian="10pt"/>
    </style:style>
    <style:style style:name="T44" style:parent-style-name="Fonteparág.padrão" style:family="text">
      <style:text-properties style:font-name="Arial" style:font-name-complex="Arial" fo:color="#000000" style:text-position="40% 100%" fo:font-size="10pt" style:font-size-asian="10pt" style:text-underline-type="single" style:text-underline-style="solid" style:text-underline-width="auto" style:text-underline-mode="continuous"/>
    </style:style>
    <style:style style:name="T45" style:parent-style-name="Fonteparág.padrão" style:family="text">
      <style:text-properties style:font-name="Arial" style:font-name-complex="Arial" fo:color="#000000" fo:font-size="10pt" style:font-size-asian="10pt"/>
    </style:style>
    <style:style style:name="T46" style:parent-style-name="Internetlink" style:family="text">
      <style:text-properties style:font-name="Arial" style:font-name-complex="Arial"/>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office:automatic-styles>
  <office:body>
    <office:text text:use-soft-page-breaks="true">
      <text:p text:style-name="P1">TERMO DE RESPONSABILIDADE</text:p>
      <text:p text:style-name="Standard"/>
      <text:p text:style-name="Standard"/>
      <text:p text:style-name="Standard"/>
      <text:p text:style-name="Standard"/>
      <text:p text:style-name="Standard"/>
      <text:p text:style-name="Standard"/>
      <text:p text:style-name="P2"><text:span text:style-name="T3">&lt;REPRESENTANTE LEGAL&gt;</text:span>, abaixo identificado, considerando o que dispõe a Portaria RFB nº 200, de 18 de julho de 2022, o artigo 41 da Lei nº 12.350, de 20 de dezembro de 2010 e o §8º do artigo 29 do<text:s/>Decreto lei nº 1.455/76 (com a redação dada pela Lei nº 12.350, de 20 de dezembro de 2010), na condição de representante legal do(a)<text:s/><text:span text:style-name="T4">&lt;NOME DA ENTIDADE</text:span><text:span text:style-name="T5">/ORGÃO</text:span><text:span text:style-name="T6">&gt;</text:span>, beneficiária do Ato de Destinação de Mercadorias nº<text:s/><text:span text:style-name="T7">&lt;ORIGENS/Nº/ANO&gt;</text:span>, venho pelo presente declarar, junto à Receita Federal do Brasil, que<text:s/><text:span text:style-name="T8">estou ciente</text:span>:</text:p>
      <text:p text:style-name="P9"/>
      <text:p text:style-name="P10"/>
      <text:list text:style-name="WW8Num1">
        <text:list-item text:start-value="0">
          <text:p text:style-name="P11">que cabe ao destinatário da alienação ou incorporação observar a legislação atinente à matéria no que diz respeito à utilização ou ao consumo do produto recebido, bem como a responsabilidade de cumprir eventuais exigências de caráter legal ou normativo relativas a análises, inspeções, certificações, licenciamentos e autorizações, sujeitando-se à fiscalização dos respectivos órgãos de controle;</text:p>
        </text:list-item>
        <text:list-item>
          <text:p text:style-name="P12">que as mercadorias são entregues no estado em que se encontram e sem nenhuma garantia quanto à sua efetiva possibilidade de aplicação;</text:p>
        </text:list-item>
        <text:list-item>
          <text:p text:style-name="P13">do disposto no § 8º do artigo 29 do Decreto-Lei nº 1.455, de 1976, com a redação dada pela Lei nº 12.350, de 20 de dezembro de 2010.</text:p>
        </text:list-item>
      </text:list>
      <text:p text:style-name="P14"/>
      <text:p text:style-name="Standard"/>
      <text:p text:style-name="Standard"/>
      <text:p text:style-name="Standard"/>
      <text:p text:style-name="Standard"><text:s text:c="61"/>São Paulo, <text:s text:c="9"/>de <text:s text:c="28"/>de <text:s text:c="6"/>.</text:p>
      <text:p text:style-name="Standard"/>
      <text:p text:style-name="P15"/>
      <text:p text:style-name="Standard"><text:s text:c="55"/>Assinado, REPRESENTANTE LEGAL</text:p>
      <text:p text:style-name="Standard"><text:s text:c="82"/>Carg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ext:a xlink:href="http://legislacao.planalto.gov.br/legisla/legislacao.nsf/Viw_Identificacao/DEL%201.455-1976?OpenDocument" office:target-frame-name="_top" xlink:show="replace"/></text:p>
      <text:p text:style-name="P17"><text:a xlink:href="http://legislacao.planalto.gov.br/legisla/legislacao.nsf/Viw_Identificacao/DEL%201.455-1976?OpenDocument" office:target-frame-name="_top" xlink:show="replace"><text:span text:style-name="T18">DECRETO-LEI Nº 1.455, DE 7 DE ABRIL DE 1976.</text:span></text:a></text:p>
      <text:p text:style-name="P19"/>
      <text:p text:style-name="Textbody"><text:span text:style-name="T20">Dispõe sobre bagagem de passageiro procedente do exterior, disciplina o regime de entreposto aduaneiro, estabelece normas sobre mercadorias estrangeiras apreendidas e dá outras providências.</text:span></text:p>
      <text:p text:style-name="P21"><text:span text:style-name="T22">Art. 29.  A destinação das mercadorias a que se refere o art. 28 será feita das seguintes formas: </text:span><text:a xlink:href="http://www.planalto.gov.br/ccivil_03/_Ato2007-2010/2010/Lei/L12350.htm#art41" office:target-frame-name="_top" xlink:show="replace"><text:span text:style-name="T23">(Redação dada pela Lei nº 12.350, de 2010)</text:span></text:a></text:p>
      <text:p text:style-name="P24"><text:span text:style-name="T25">I – alienação, mediante: </text:span><text:a xlink:href="http://www.planalto.gov.br/ccivil_03/_Ato2007-2010/2010/Lei/L12350.htm#art41" office:target-frame-name="_top" xlink:show="replace"><text:span text:style-name="T26">(Redação dada pela Lei nº 12.350, de 2010)</text:span></text:a></text:p>
      <text:p text:style-name="P27"><text:span text:style-name="T28">a) licitação; ou </text:span><text:a xlink:href="http://www.planalto.gov.br/ccivil_03/_Ato2007-2010/2010/Lei/L12350.htm#art41" office:target-frame-name="_top" xlink:show="replace"><text:span text:style-name="T29">(Redação dada pela Lei nº 12.350, de 2010)</text:span></text:a></text:p>
      <text:p text:style-name="P30"><text:span text:style-name="T31">b) doação a entidades sem fins lucrativos; </text:span><text:a xlink:href="http://www.planalto.gov.br/ccivil_03/_Ato2007-2010/2010/Lei/L12350.htm#art41" office:target-frame-name="_top" xlink:show="replace"><text:span text:style-name="T32">(Redação dada pela Lei nº 12.350, de 2010)</text:span></text:a></text:p>
      <text:p text:style-name="P33"><text:span text:style-name="T34">II – incorporação ao patrimônio de órgão da administração pública; </text:span><text:a xlink:href="http://www.planalto.gov.br/ccivil_03/_Ato2007-2010/2010/Lei/L12350.htm#art41" office:target-frame-name="_top" xlink:show="replace"><text:span text:style-name="T35">(Redação dada pela Lei nº 12.350, de 2010)</text:span></text:a></text:p>
      <text:p text:style-name="P36"><text:span text:style-name="T37">III – destruição; ou </text:span><text:a xlink:href="http://www.planalto.gov.br/ccivil_03/_Ato2007-2010/2010/Lei/L12350.htm#art41" office:target-frame-name="_top" xlink:show="replace"><text:span text:style-name="T38">(Incluído pela Lei nº 12.350, de 2010)</text:span></text:a></text:p>
      <text:p text:style-name="P39"><text:span text:style-name="T40">IV – inutilização. </text:span><text:a xlink:href="http://www.planalto.gov.br/ccivil_03/_Ato2007-2010/2010/Lei/L12350.htm#art41" office:target-frame-name="_top" xlink:show="replace"><text:span text:style-name="T41">(Incluído pela Lei nº 12.350, de 2010)</text:span></text:a></text:p>
      <text:p text:style-name="P42"><text:bookmark-start text:name="art29%252525C2%252525A78"/><text:bookmark-end text:name="art29%252525C2%252525A78"/><text:span text:style-name="T43">§ 8</text:span><text:span text:style-name="T44">o</text:span><text:span text:style-name="T45">  Cabe ao destinatário da alienação ou incorporação a responsabilidade pelo adequado consumo, utilização, industrialização ou comercialização das mercadorias, na forma da legislação pertinente, inclusive no que se refere ao cumprimento das normas de saúde pública, meio ambiente, segurança pública ou outras, cabendo-lhe observar eventuais exigências relativas a análises, inspeções, autorizações, certificações e outras previstas em normas ou regulamentos. </text:span><text:a xlink:href="http://www.planalto.gov.br/ccivil_03/_Ato2007-2010/2010/Lei/L12350.htm#art41" office:target-frame-name="_top" xlink:show="replace"><text:span text:style-name="T46">(Incluído pela Lei nº 12.350, de 2010)</text:span></text:a></text:p>
      <text:p text:style-name="Standard"/>
      <text:p text:style-name="P47">Fonte: sítio “http://www.planalto.gov.br/ccivil_03/decreto-lei/Del1455.htm”, em 16/06/2017.</text:p>
      <text:p text:style-name="P48">--------------------------------------------------------------------------------------------------------------</text:p>
      <text:p text:style-name="P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hyphenate="false"/>
    </style:style>
    <style:style style:name="Legenda" style:display-name="Legenda"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Título1" style:display-name="Título1" style:family="paragraph" style:parent-style-name="Standard" style:next-style-name="Textbody">
      <style:paragraph-properties fo:text-align="center"/>
      <style:text-properties fo:font-size="16pt" style:font-size-asian="16pt" fo:hyphenate="false"/>
    </style:style>
    <style:style style:name="WW8Num1z0" style:display-name="WW8Num1z0" style:family="text">
      <style:text-properties style:font-name="Times New Roman" style:font-name-asian="Times New Roman" style:font-name-complex="Times New Roman"/>
    </style:style>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1z3" style:display-name="WW8Num1z3" style:family="text">
      <style:text-properties style:font-name="Symbol" style:font-name-asian="Symbol" style:font-name-complex="Symbol"/>
    </style:style>
    <style:style style:name="Fonteparág.padrão1" style:display-name="Fonte parág. padrão1"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WW_CharLFO1LVL1" style:family="text">
      <style:text-properties style:font-name="Times New Roman" style:font-name-complex="Times New Roman"/>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list-format-name="NLF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list-format-name="NLF1"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list-format-name="NLF1"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list-format-name="NLF1"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list-format-name="NLF1"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list-format-name="NLF1"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list-format-name="NLF1"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list-format-name="NLF1"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list-format-name="NLF1"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number:num-list-format style:name="NLF0">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TERMO DE RESPONSABILIDADE</dc:title>
    <dc:subject/>
    <meta:initial-creator>Eltoncl</meta:initial-creator>
    <dc:creator>Gisele Maria Lorenson Bardella</dc:creator>
    <meta:creation-date>2025-10-02T13:13:00Z</meta:creation-date>
    <dc:date>2025-10-02T13:13:00Z</dc:date>
    <meta:print-date>2010-10-15T15:46:00Z</meta:print-date>
    <meta:template xlink:href="Normal.dotm" xlink:type="simple"/>
    <meta:editing-cycles>3</meta:editing-cycles>
    <meta:editing-duration>PT120S</meta:editing-duration>
    <meta:document-statistic meta:page-count="2" meta:paragraph-count="8" meta:word-count="632" meta:character-count="4043" meta:row-count="28" meta:non-whitespace-character-count="3419"/>
  </office:meta>
</office:document-meta>
</file>